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a76" officeooo:paragraph-rsid="0014aa76"/>
    </style:style>
    <style:style style:name="P2" style:family="paragraph" style:parent-style-name="Standard">
      <style:text-properties officeooo:rsid="0006f73b" officeooo:paragraph-rsid="0014aa76"/>
    </style:style>
    <style:style style:name="P3" style:family="paragraph" style:parent-style-name="Standard">
      <style:text-properties officeooo:rsid="0034308b" officeooo:paragraph-rsid="0014aa76"/>
    </style:style>
    <style:style style:name="P4" style:family="paragraph" style:parent-style-name="Standard">
      <style:text-properties officeooo:rsid="000ac27a" officeooo:paragraph-rsid="0014aa76"/>
    </style:style>
    <style:style style:name="P5" style:family="paragraph" style:parent-style-name="Standard">
      <style:text-properties officeooo:rsid="000b44ae" officeooo:paragraph-rsid="0014aa76"/>
    </style:style>
    <style:style style:name="P6" style:family="paragraph" style:parent-style-name="Standard">
      <style:text-properties officeooo:rsid="000ccde4" officeooo:paragraph-rsid="0014aa76"/>
    </style:style>
    <style:style style:name="P7" style:family="paragraph" style:parent-style-name="Standard">
      <style:text-properties officeooo:rsid="00135cb0" officeooo:paragraph-rsid="0014aa76"/>
    </style:style>
    <style:style style:name="P8" style:family="paragraph" style:parent-style-name="Standard">
      <style:text-properties officeooo:rsid="0013c92c" officeooo:paragraph-rsid="0014aa76"/>
    </style:style>
    <style:style style:name="P9" style:family="paragraph" style:parent-style-name="Standard">
      <style:text-properties officeooo:rsid="00144054" officeooo:paragraph-rsid="0014aa76"/>
    </style:style>
    <style:style style:name="P10" style:family="paragraph" style:parent-style-name="Standard">
      <style:text-properties officeooo:rsid="0015ef86" officeooo:paragraph-rsid="0014aa76"/>
    </style:style>
    <style:style style:name="P11" style:family="paragraph" style:parent-style-name="Standard">
      <style:text-properties officeooo:rsid="0015ef86" officeooo:paragraph-rsid="001bb04c"/>
    </style:style>
    <style:style style:name="P12" style:family="paragraph" style:parent-style-name="Standard">
      <style:text-properties officeooo:rsid="0021ba73" officeooo:paragraph-rsid="0014aa76"/>
    </style:style>
    <style:style style:name="P13" style:family="paragraph" style:parent-style-name="Standard">
      <style:text-properties style:text-underline-style="solid" style:text-underline-width="auto" style:text-underline-color="font-color" officeooo:rsid="0015ef86" officeooo:paragraph-rsid="0014aa76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2b9df9" officeooo:paragraph-rsid="0014aa76" style:font-weight-asian="bold" style:font-weight-complex="bold"/>
    </style:style>
    <style:style style:name="P15" style:family="paragraph" style:parent-style-name="Standard">
      <style:text-properties officeooo:rsid="001b9471" officeooo:paragraph-rsid="0014aa76"/>
    </style:style>
    <style:style style:name="P16" style:family="paragraph" style:parent-style-name="Standard">
      <style:text-properties officeooo:rsid="001ba3e9" officeooo:paragraph-rsid="0014aa76"/>
    </style:style>
    <style:style style:name="P17" style:family="paragraph" style:parent-style-name="Standard">
      <style:text-properties officeooo:rsid="001a8922" officeooo:paragraph-rsid="0014aa76"/>
    </style:style>
    <style:style style:name="P18" style:family="paragraph" style:parent-style-name="Standard">
      <style:text-properties officeooo:rsid="001a8922" officeooo:paragraph-rsid="001bb04c"/>
    </style:style>
    <style:style style:name="P19" style:family="paragraph" style:parent-style-name="Standard">
      <style:text-properties officeooo:rsid="001a8922" officeooo:paragraph-rsid="001be4f5"/>
    </style:style>
    <style:style style:name="P20" style:family="paragraph" style:parent-style-name="Standard">
      <style:text-properties officeooo:rsid="001f1540" officeooo:paragraph-rsid="001f1540"/>
    </style:style>
    <style:style style:name="P21" style:family="paragraph" style:parent-style-name="Standard">
      <style:text-properties officeooo:rsid="0022f24e" officeooo:paragraph-rsid="0022f24e"/>
    </style:style>
    <style:style style:name="P22" style:family="paragraph" style:parent-style-name="Standard" style:list-style-name="Numbering_20_123">
      <style:text-properties officeooo:rsid="0005c450" officeooo:paragraph-rsid="0014aa76"/>
    </style:style>
    <style:style style:name="P23" style:family="paragraph" style:parent-style-name="Standard" style:list-style-name="Numbering_20_123">
      <style:text-properties officeooo:rsid="0006f73b" officeooo:paragraph-rsid="0014aa76"/>
    </style:style>
    <style:style style:name="P24" style:family="paragraph" style:parent-style-name="Standard">
      <style:text-properties officeooo:rsid="00135cb0" officeooo:paragraph-rsid="002773e7"/>
    </style:style>
    <style:style style:name="P25" style:family="paragraph" style:parent-style-name="Standard">
      <style:text-properties officeooo:rsid="0013c92c" officeooo:paragraph-rsid="002b9498"/>
    </style:style>
    <style:style style:name="P26" style:family="paragraph" style:parent-style-name="Standard">
      <style:text-properties officeooo:rsid="0015ef86" officeooo:paragraph-rsid="002bb046"/>
    </style:style>
    <style:style style:name="P27" style:family="paragraph" style:parent-style-name="Standard">
      <style:text-properties officeooo:rsid="0015ef86" officeooo:paragraph-rsid="002c17ff"/>
    </style:style>
    <style:style style:name="T1" style:family="text">
      <style:text-properties officeooo:rsid="0034d105"/>
    </style:style>
    <style:style style:name="T2" style:family="text">
      <style:text-properties officeooo:rsid="000b44ae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0e71e7"/>
    </style:style>
    <style:style style:name="T5" style:family="text">
      <style:text-properties officeooo:rsid="000e71e7"/>
    </style:style>
    <style:style style:name="T6" style:family="text">
      <style:text-properties officeooo:rsid="000f4a79"/>
    </style:style>
    <style:style style:name="T7" style:family="text">
      <style:text-properties officeooo:rsid="0013c92c"/>
    </style:style>
    <style:style style:name="T8" style:family="text">
      <style:text-properties officeooo:rsid="000fd595"/>
    </style:style>
    <style:style style:name="T9" style:family="text">
      <style:text-properties officeooo:rsid="00100a46"/>
    </style:style>
    <style:style style:name="T10" style:family="text">
      <style:text-properties officeooo:rsid="0011ed3b"/>
    </style:style>
    <style:style style:name="T11" style:family="text">
      <style:text-properties officeooo:rsid="00358a77"/>
    </style:style>
    <style:style style:name="T12" style:family="text">
      <style:text-properties officeooo:rsid="00135cb0"/>
    </style:style>
    <style:style style:name="T13" style:family="text">
      <style:text-properties officeooo:rsid="0036ea95"/>
    </style:style>
    <style:style style:name="T14" style:family="text">
      <style:text-properties officeooo:rsid="00388ef8"/>
    </style:style>
    <style:style style:name="T15" style:family="text">
      <style:text-properties officeooo:rsid="00144054"/>
    </style:style>
    <style:style style:name="T16" style:family="text">
      <style:text-properties officeooo:rsid="0015ef86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3633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2c17ff"/>
    </style:style>
    <style:style style:name="T21" style:family="text">
      <style:text-properties officeooo:rsid="0017a6f0"/>
    </style:style>
    <style:style style:name="T22" style:family="text">
      <style:text-properties officeooo:rsid="00199399"/>
    </style:style>
    <style:style style:name="T23" style:family="text">
      <style:text-properties officeooo:rsid="001ba3e9"/>
    </style:style>
    <style:style style:name="T24" style:family="text">
      <style:text-properties officeooo:rsid="001d3b6f"/>
    </style:style>
    <style:style style:name="T25" style:family="text">
      <style:text-properties officeooo:rsid="001a8922"/>
    </style:style>
    <style:style style:name="T26" style:family="text">
      <style:text-properties officeooo:rsid="0025dbd2"/>
    </style:style>
    <style:style style:name="T27" style:family="text">
      <style:text-properties officeooo:rsid="001b9471"/>
    </style:style>
    <style:style style:name="T28" style:family="text">
      <style:text-properties officeooo:rsid="0028198e"/>
    </style:style>
    <style:style style:name="T29" style:family="text">
      <style:text-properties officeooo:rsid="0028e696"/>
    </style:style>
    <style:style style:name="T30" style:family="text">
      <style:text-properties officeooo:rsid="001aa3e0"/>
    </style:style>
    <style:style style:name="T31" style:family="text">
      <style:text-properties officeooo:rsid="001bb04c"/>
    </style:style>
    <style:style style:name="T32" style:family="text">
      <style:text-properties officeooo:rsid="001be4f5"/>
    </style:style>
    <style:style style:name="T33" style:family="text">
      <style:text-properties officeooo:rsid="001de4c2"/>
    </style:style>
    <style:style style:name="T34" style:family="text">
      <style:text-properties officeooo:rsid="0021104a"/>
    </style:style>
    <style:style style:name="T35" style:family="text">
      <style:text-properties officeooo:rsid="0022fd27"/>
    </style:style>
    <style:style style:name="T36" style:family="text">
      <style:text-properties officeooo:rsid="00231484"/>
    </style:style>
    <style:style style:name="T37" style:family="text">
      <style:text-properties officeooo:rsid="00242cdb"/>
    </style:style>
    <style:style style:name="T38" style:family="text">
      <style:text-properties officeooo:rsid="00257e19"/>
    </style:style>
    <style:style style:name="T39" style:family="text">
      <style:text-properties officeooo:rsid="002773e7"/>
    </style:style>
    <style:style style:name="T40" style:family="text">
      <style:text-properties officeooo:rsid="002925be"/>
    </style:style>
    <style:style style:name="T41" style:family="text">
      <style:text-properties officeooo:rsid="0029e19d"/>
    </style:style>
    <style:style style:name="T42" style:family="text">
      <style:text-properties officeooo:rsid="002a1901"/>
    </style:style>
    <style:style style:name="T43" style:family="text">
      <style:text-properties officeooo:rsid="002bb046"/>
    </style:style>
    <style:style style:name="T44" style:family="text">
      <style:text-properties officeooo:rsid="002c17ff"/>
    </style:style>
    <style:style style:name="T45" style:family="text">
      <style:text-properties officeooo:rsid="002d1294"/>
    </style:style>
    <style:style style:name="T46" style:family="text">
      <style:text-properties officeooo:rsid="002e4aa5"/>
    </style:style>
    <style:style style:name="T47" style:family="text">
      <style:text-properties officeooo:rsid="002ee338"/>
    </style:style>
    <style:style style:name="T48" style:family="text">
      <style:text-properties officeooo:rsid="003091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og 00</text:p>
      <text:p text:style-name="P1"/>
      <text:list xml:id="list1983535028" text:style-name="Numbering_20_123">
        <text:list-item>
          <text:list>
            <text:list-item>
              <text:list>
                <text:list-header>
                  <text:p text:style-name="P22">00 - Looking for a Hobby, Indirect Hobby, Shelved Hobby Collection, etc.</text:p>
                  <text:list>
                    <text:list-item>
                      <text:p text:style-name="P23">My history in tech curiosity and practicality</text:p>
                    </text:list-item>
                    <text:list-item>
                      <text:p text:style-name="P23">Bored, still not right, infinite job hunt shuffle</text:p>
                    </text:list-item>
                    <text:list-item>
                      <text:p text:style-name="P23">YouTube Network Chuck inspiration leading to birth of project.</text:p>
                    </text:list-item>
                  </text:list>
                </text:list-header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4">I Need<text:span text:style-name="T2">ed</text:span> A New Hobby</text:p>
      <text:p text:style-name="P4"/>
      <text:p text:style-name="P5">Look, Test, Move On (or 30 years of dropped hobbies all in one project)</text:p>
      <text:p text:style-name="P5"/>
      <text:p text:style-name="P5"/>
      <text:p text:style-name="P6"><text:span text:style-name="T3">I </text:span><text:span text:style-name="T4">have been a gamer as far back as I can remember, I’m talkin’ Atari 2600.</text:span><text:span text:style-name="T5"> </text:span></text:p>
      <text:p text:style-name="P6"/>
      <text:p text:style-name="P6"><text:span text:style-name="T6">At </text:span><text:span text:style-name="T7">the age of </text:span><text:span text:style-name="T6">1</text:span><text:span text:style-name="T7">0</text:span><text:span text:style-name="T6"> I pulled apart my old Tiger </text:span><text:span text:style-name="T8">LCD game. </text:span><text:span text:style-name="T9">Removed batteries, unscrewed the case and marveled at what I saw. I studied the guts of the thing and made sense </text:span><text:span text:style-name="T10">of everything except how the board interacted with the screen. The image </text:span><text:span text:style-name="T11">signal for the</text:span><text:span text:style-name="T10"> screen was being sent through foam? </text:span><text:span text:style-name="T12">The board had contacts, </text:span><text:span text:style-name="T7">and it was j</text:span><text:span text:style-name="T12">ust </text:span><text:span text:style-name="T7">this</text:span><text:span text:style-name="T12"> foam </text:span><text:span text:style-name="T7">strip</text:span><text:span text:style-name="T12"> sandwiching small metal </text:span><text:span text:style-name="T7">wires</text:span><text:span text:style-name="T12"> </text:span><text:span text:style-name="T7">glued to</text:span><text:span text:style-name="T12"> the board </text:span><text:span text:style-name="T39">and display</text:span><text:span text:style-name="T12"> contacts. </text:span></text:p>
      <text:p text:style-name="P6"/>
      <text:p text:style-name="P24">Curiosity got the best of this toy. I wanted to know more, how the screen used the connection from the board. Knowing the risk, I removed the foam from the screen. I was able to confirm what I expected, the strip sent electricity to the screen, darkening specific shapes built in <text:span text:style-name="T39">to the screen</text:span>. The thing was basically digital watch. Satisfied, I put the strip back in it’s place, screwed everything back together. Batteries in, I powered up the device. <text:span text:style-name="T40">Scratch one</text:span> Tiger game.</text:p>
      <text:p text:style-name="P6"/>
      <text:p text:style-name="P7">That short lived tech adventure <text:span text:style-name="T7">unlocked </text:span><text:span text:style-name="T40">my</text:span><text:span text:style-name="T7"> curiosity for tech that day. I had more fun braking an old game than I had while playing it. I wanted more. I wanted to build my own handheld game. </text:span></text:p>
      <text:p text:style-name="P7"/>
      <text:p text:style-name="P25">At 16 I installed a <text:span text:style-name="T13">new </text:span>game on to <text:span text:style-name="T40">the family</text:span> PC. <text:span text:style-name="T13">B</text:span>leeding edge code <text:span text:style-name="T40">and graphics </text:span><text:span text:style-name="T13">with revolutionary gameplay.</text:span> <text:span text:style-name="T13">On my computer i</text:span>t ran like a slideshow at best, <text:span text:style-name="T13">and</text:span> crashed <text:span text:style-name="T13">during</text:span> the first <text:span text:style-name="T40">few minutes</text:span> <text:span text:style-name="T13">without fail</text:span>. “The PC met the minimum requirements, it should run fine” I thought. I called support, and that day I learned computers ran on complicated software. <text:span text:style-name="T42">Windows was</text:span> <text:span text:style-name="T14">unable to share the limited resources the game demanded</text:span>. I learned how to kill unwanted processes in task manager, <text:span text:style-name="T14">to free up those resources</text:span>. I learned that I knew almost nothing about computers, and I <text:span text:style-name="T40">that </text:span>wanted to change that.</text:p>
      <text:p text:style-name="P8"/>
      <text:p text:style-name="P8"/>
      <text:p text:style-name="P8">Dial-up internet came <text:span text:style-name="T14">to our area </text:span><text:span text:style-name="T41">that year</text:span>. <text:span text:style-name="T41">Our family</text:span> physically went to a local ISP, obtained phone numbers, IP configuration, <text:span text:style-name="T15">and had to manually configure our connection to The Internet. The more I worked on technology the more I enjoyed it. I </text:span><text:span text:style-name="T41">became </text:span><text:span text:style-name="T15">obsessed.</text:span></text:p>
      <text:p text:style-name="P8"/>
      <text:p text:style-name="P9"><text:span text:style-name="T41">After graduating high school couple of years later </text:span>I <text:span text:style-name="T41">began attending</text:span> a technical college. That was when I realized I couldn’t stand working with code. <text:span text:style-name="T37">Use</text:span> a comma instead of a period by mistake and you can <text:span text:style-name="T37">have a bad day</text:span>. I wasn’t ready for that kind of scrutiny. <text:span text:style-name="T16">In 2002 I earned my </text:span>AS in Network <text:soft-page-break/>Engineering and Database Administration, <text:span text:style-name="T16">4.0 GPA, “Deans List”</text:span>. <text:span text:style-name="T16">Oh, I really like this, </text:span><text:span text:style-name="T43">stuff</text:span><text:span text:style-name="T16"> </text:span><text:span text:style-name="T43">most</text:span><text:span text:style-name="T16"> of it at least. </text:span></text:p>
      <text:p text:style-name="P9"/>
      <text:p text:style-name="P26">A+, N+, MCP, I was starting to earn the alphabet <text:span text:style-name="T37">that </text:span>tech people put behind their names in email signatures. CCNA was in the works, I studied with a bunch of nerds. They were into Linux. After a while, I started to get into Linux too. <text:span text:style-name="T43">After several months </text:span>I abandoned Linux... for about 2 years. <text:span text:style-name="T43">I </text:span>Got<text:span text:style-name="T43">ten</text:span> back in to and <text:span text:style-name="T43">then </text:span>out of Linux <text:span text:style-name="T43">and haven’t really stopped.</text:span> I work on Windows machines, the games I play require Windows. I wanted to learn Linux, but wasn’t sure what I would do with it. </text:p>
      <text:p text:style-name="P26"/>
      <text:p text:style-name="P26">20 years later, and I have touched and loved several technologies.</text:p>
      <text:p text:style-name="P10"/>
      <text:p text:style-name="P10"/>
      <text:p text:style-name="P12"><text:span text:style-name="T17">The <text:s/>List</text:span> (<text:span text:style-name="T18">aka: </text:span>Hobby Graveyard, Shelf of Abandoned <text:span text:style-name="T18">Hobbies/Tech)</text:span></text:p>
      <text:p text:style-name="P10"/>
      <text:p text:style-name="P27"><text:span text:style-name="T19">E</text:span><text:span text:style-name="T20">lectronic Paper</text:span> <text:span text:style-name="T21">(e-ink) has been around for a while now. I’m fascinated by the concept of electronically “writing” on something paper-like while using minimal power. Once something is written it can sit on that “paper” for a very long time w</text:span><text:span text:style-name="T30">hile</text:span><text:span text:style-name="T21"> using </text:span><text:span text:style-name="T30">very little</text:span><text:span text:style-name="T21"> power. How cool is that! </text:span><text:span text:style-name="T44">E-</text:span><text:span text:style-name="T30">readers </text:span><text:span text:style-name="T44">like the </text:span><text:span text:style-name="T21">Kind</text:span><text:span text:style-name="T44">le</text:span><text:span text:style-name="T30"> </text:span><text:span text:style-name="T44">is</text:span><text:span text:style-name="T30"> one of the earliest examples of the tech</text:span><text:span text:style-name="T21">. Stores have started using this tech to display and update product prices. Its readable without backlight straining your eyes. </text:span><text:span text:style-name="T30">When I first heard of this </text:span><text:span text:style-name="T22">I didn’t know what I’d use it for, but it stuck in my mind.</text:span></text:p>
      <text:p text:style-name="P10"/>
      <text:p text:style-name="P10"><text:span text:style-name="T19">Raspberry Pi</text:span> <text:span text:style-name="T21">has made computer ownership more practical than ever. Small footprint, low power consumption, customize-able. </text:span><text:span text:style-name="T22">You no longer need to deal with </text:span><text:span text:style-name="T45">a </text:span><text:span text:style-name="T31">large cases taking up space</text:span><text:span text:style-name="T22">. Practical computing in the palm of your hand, smaller even. They sound really neat, but the only examples I </text:span><text:span text:style-name="T31">had </text:span><text:span text:style-name="T22">see</text:span><text:span text:style-name="T31">n</text:span><text:span text:style-name="T22"> of the tech </text:span><text:span text:style-name="T31">was</text:span><text:span text:style-name="T22"> to power home-brew digital assistants and Plex servers. I am interested in neither but the hardware possibilities were compelling. So I stuck that concept on the shelf next to </text:span><text:span text:style-name="T45">e-ink</text:span><text:span text:style-name="T22"> and learning Linux.</text:span></text:p>
      <text:p text:style-name="P10"/>
      <text:p text:style-name="P10"><text:span text:style-name="T19">Mechanical keyboards</text:span>, <text:span text:style-name="T23">classic. Loud clacking and squeaking. So far, my experience with mechanical keyboards was “professional”. I hate typing on Chiclets. Laptop keyboards, the tech had started creeping into my life and I started missing the old keyboards. A quick search revealed a massive intense fan-base. Hobbyists striving for the best typing experience. The modding community was matched only by the amount of money one would spend </text:span><text:span text:style-name="T24">on hardware.</text:span></text:p>
      <text:p text:style-name="P13"/>
      <text:p text:style-name="P11"><text:span text:style-name="T19">Python</text:span> <text:span text:style-name="T31">has gained in popularity</text:span><text:span text:style-name="T22"> </text:span><text:span text:style-name="T31">this </text:span><text:span text:style-name="T22">past decade. It’s been around </text:span><text:span text:style-name="T31">since 2006</text:span><text:span text:style-name="T22"> but I first heard of it in 2018. Another scripting language, more coding environments to ignore. Outside of small .bat files scripting or any kind of programming I had </text:span><text:span text:style-name="T25">avoided</text:span><text:span text:style-name="T22">. </text:span><text:span text:style-name="T27">Python was shelved.</text:span></text:p>
      <text:p text:style-name="P10"/>
      <text:p text:style-name="P19"/>
      <text:p text:style-name="P14">Looking for Something <text:span text:style-name="T30">Else</text:span></text:p>
      <text:p text:style-name="P17"/>
      <text:p text:style-name="P11"><text:span text:style-name="T26">I</text:span><text:span text:style-name="T25">n </text:span><text:span text:style-name="T26">early</text:span><text:span text:style-name="T25"> 2020 I </text:span><text:span text:style-name="T26">started </text:span><text:span text:style-name="T25">exploring different technical areas to move my career along. Being able to work with the hot new thing </text:span><text:span text:style-name="T45">can be fun, and it </text:span><text:span text:style-name="T25">makes me more employable. At this point I have touched several languages, made very simple programs by GUI and I was getting better at wrapping my head around the fundamentals. What always bothered me, is that I could not think of a single program or script to write. I had no immediate reason to learn Python. I could only follow along with instructions, and hoped I would figure out what to build once I better understood what Python could do. I wondered though, what would I do with it. </text:span></text:p>
      <text:p text:style-name="P11"/>
      <text:p text:style-name="P18"><text:soft-page-break/>Then COVID h<text:span text:style-name="T45">it</text:span>. All of the sudden I was working from home, and moving in the middle of a pandemic. <text:span text:style-name="T27">We’re losing clients because they cannot afford the expense. It has been a busy couple of years. </text:span></text:p>
      <text:p text:style-name="P18"/>
      <text:p text:style-name="P15">Working from home got me thinking about working my own hours. Developers contract out their work all the time. As long as you can show work progress <text:span text:style-name="T32">and results </text:span>the client <text:span text:style-name="T32">rarely cared </text:span>when you did the work. The drive to learn development was back, Python is still popular, but I wanted to learn a language that I could use anywhere. A language I have tried to understand from afar but never <text:span text:style-name="T32">got into.</text:span> </text:p>
      <text:p text:style-name="P10"/>
      <text:p text:style-name="P10">HTML, CSS, and <text:span text:style-name="T27">The </text:span>Odin <text:span text:style-name="T27">Project </text:span><text:span text:style-name="T32">(TOP) </text:span><text:span text:style-name="T27">spoke to me. </text:span><text:span text:style-name="T28">A</text:span><text:span text:style-name="T27">long with the languages mentioned, </text:span><text:span text:style-name="T28">TOP</text:span><text:span text:style-name="T27"> also had instruction for learning the basics of GIT and I got to take Linux off the shelf, blow off the dust and return to an old interest I could work with </text:span><text:span text:style-name="T29">again</text:span><text:span text:style-name="T27">. </text:span><text:span text:style-name="T23">Some work was done but it </text:span><text:span text:style-name="T32">eventually </text:span><text:span text:style-name="T23">to a stop. Turns out that I really didn’t have an immediate practical desire to work in TOP or anything else new to me.</text:span></text:p>
      <text:p text:style-name="P10"/>
      <text:p text:style-name="P16">It was maddening. All of these fantastic things to learn and use, but it feels like work if it’s not for fun.</text:p>
      <text:p text:style-name="P10"/>
      <text:p text:style-name="P3">I had been watching Youtube videos. <text:span text:style-name="T33">Computer Science, </text:span>Cybersecurity, Network Engineering, Server admin <text:span text:style-name="T33">using</text:span> Linux, Junior <text:span text:style-name="T32">and</text:span>, Full Stack <text:span text:style-name="T32">devs</text:span>. The Alphabet algorithm was listening. I had been obsessively <text:span text:style-name="T1">watching all of these videos and Google found the connection. </text:span></text:p>
      <text:p text:style-name="P3"/>
      <text:p text:style-name="P20">It started with The Penkesu Computer by Penk Chen. They had used an old Nintendo DS case replaced all of the components with a Pi and 50% keyboard. <text:span text:style-name="T34">It look</text:span><text:span text:style-name="T47">s</text:span><text:span text:style-name="T34"> like techno art. As I read an article </text:span><text:span text:style-name="T47">that</text:span><text:span text:style-name="T34"> Google recommended I learned what was involved. By the time I was done reading I wasn’t sure specifically how I could do something similar. However, I know enough Linux, </text:span><text:span text:style-name="T48">and </text:span><text:span text:style-name="T34">comp-sci that I was confident I could figure it out. </text:span></text:p>
      <text:p text:style-name="P20"/>
      <text:p text:style-name="P21">I started brainstorming a list of features I wanted. Researching the things I knew little about to see what was even possible. Confidence grew as I chewed through documentation. <text:span text:style-name="T35">I found the generic term</text:span> <text:span text:style-name="T36">for what I wanted to make, “Cyberdeck”. </text:span>The more I read, the more I knew I had this perfect storm of tech components and features <text:span text:style-name="T36">that would </text:span><text:span text:style-name="T38">would</text:span><text:span text:style-name="T36"> </text:span>my entire collection of shelved curiosities. It would take time, work, and mone<text:span text:style-name="T37">y but damn it was fun. </text:span><text:span text:style-name="T38">After decades of looking</text:span><text:span text:style-name="T37"> </text:span><text:s/>I had finally found the <text:span text:style-name="T37">creative tinkering new and challenging “</text:span><text:span text:style-name="T38">ship in a bottle” I have been looking for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4T10:09:25.197820000</meta:creation-date>
    <dc:date>2023-01-12T14:25:14.724435655</dc:date>
    <meta:editing-duration>P12DT6H37M24S</meta:editing-duration>
    <meta:editing-cycles>6</meta:editing-cycles>
    <meta:generator>LibreOffice/7.0.4.2$Linux_AARCH64 LibreOffice_project/00$Build-2</meta:generator>
    <meta:document-statistic meta:table-count="0" meta:image-count="0" meta:object-count="0" meta:page-count="3" meta:paragraph-count="30" meta:word-count="1474" meta:character-count="8281" meta:non-whitespace-character-count="6827"/>
  </office:meta>
</office:document-meta>
</file>